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D1000000CB6F2EE3BD01552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ervice Graph: http://localhost:8080/force/forcegraph.html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23:13:27.028736633</dc:date>
    <meta:editing-duration>PT21H35M2S</meta:editing-duration>
    <meta:editing-cycles>101</meta:editing-cycles>
    <meta:generator>LibreOffice/6.2.2.2$Linux_X86_64 LibreOffice_project/20$Build-2</meta:generator>
    <meta:document-statistic meta:object-count="37"/>
  </office:meta>
</office:document-meta>
</file>